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uffer Overflow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Sistemas Operativos</text:p>
            <text:p/>
            <text:p>Armenta Tezcucano Dieg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cción</text:p>
          </draw:text-box>
        </draw:frame>
        <draw:frame presentation:style-name="pr4" draw:layer="layout" svg:width="25.2cm" svg:height="9.134cm" svg:x="2.232cm" svg:y="5.588cm" presentation:class="outline" presentation:user-transformed="true">
          <draw:text-box>
            <text:list text:style-name="L2">
              <text:list-item>
                <text:p>Vulnerabilidad de un sistema</text:p>
              </text:list-item>
              <text:list-item>
                <text:p>Permiten ganar control parcial o total</text:p>
              </text:list-item>
              <text:list-item>
                <text:p>Utilizan programas ya existentes</text:p>
                <text:list>
                  <text:list-item>
                    <text:p>Aprovecha los permisos</text:p>
                  </text:list-item>
                  <text:list-item>
                    <text:p>Aprovecha las entradas de funci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¿Que es buffer overflow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 español =&gt; “desbordamiento de búfer”</text:p>
              </text:list-item>
              <text:list-item>
                <text:p>Un ataque de buffer overflow se enfoca en dos partes:</text:p>
                <text:list>
                  <text:list-item>
                    <text:p>Buffer: Un espacio de memoria que sea vulnerable a inserción de datos externa</text:p>
                  </text:list-item>
                  <text:list-item>
                    <text:p>Overflow: El desbordamiento de la memoria del búfer permite acceder a localizaciones de memoria no autorizadas para ejecutar código maligno. Lo logra mediante:</text:p>
                    <text:list>
                      <text:list-item>
                        <text:p>Record de activación</text:p>
                      </text:list-item>
                      <text:list-item>
                        <text:p>Apuntadores de función</text:p>
                      </text:list-item>
                      <text:list-item>
                        <text:p>Funciones como longjm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ausas</text:p>
          </draw:text-box>
        </draw:frame>
        <draw:frame presentation:style-name="pr4" draw:layer="layout" svg:width="25.2cm" svg:height="9.134cm" svg:x="1.724cm" svg:y="5.598cm" presentation:class="outline" presentation:user-transformed="true">
          <draw:text-box>
            <text:list text:style-name="L2">
              <text:list-item>
                <text:p>C da una gran libertad al programador</text:p>
              </text:list-item>
              <text:list-item>
                <text:p>El desbordamiento genera acceso a espacios de memoria con otros propositos</text:p>
              </text:list-item>
              <text:list-item>
                <text:p>Los argumentos de funciones no estan protegi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mostració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7:18:22.748183887</meta:creation-date>
    <meta:editing-duration>PT12M32S</meta:editing-duration>
    <meta:editing-cycles>2</meta:editing-cycles>
    <meta:generator>LibreOffice/6.0.7.3$Linux_X86_64 LibreOffice_project/00m0$Build-3</meta:generator>
    <dc:title>Bright Blue</dc:title>
    <dc:date>2021-01-18T17:30:54.119912972</dc:date>
    <meta:document-statistic meta:object-count="41"/>
  </office:meta>
</office:document-meta>
</file>